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7AC00001F37836C0172.svm"/>
  <manifest:file-entry manifest:media-type="" manifest:full-path="Pictures/20000007000017AC0000214953EBC53A.svm"/>
  <manifest:file-entry manifest:media-type="" manifest:full-path="Pictures/20000007000018B50000212ED25D00C1.svm"/>
  <manifest:file-entry manifest:media-type="" manifest:full-path="Pictures/20000007000018E9000021E7EB448E0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2" style:family="paragraph" style:parent-style-name="Standard" style:list-style-name="">
      <style:paragraph-properties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 style:list-style-name="">
      <style:paragraph-properties fo:text-align="center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4" style:family="paragraph" style:parent-style-name="Standard" style:list-style-name="">
      <style:paragraph-properties fo:text-align="end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5" style:family="paragraph" style:parent-style-name="Standard" style:list-style-name="">
      <style:paragraph-properties style:text-autospace="none"/>
    </style:style>
    <style:style style:name="T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******************************************************************************/</text:p>
      <text:p text:style-name="P1">/************************** Name:- Divesh Uttamchandani <text:s text:c="2"/>**************************/</text:p>
      <text:p text:style-name="P1">/************************** Class :- XII A <text:s text:c="30"/>**************************/</text:p>
      <text:p text:style-name="P1">/************************** Date :- 11 October 2014 <text:s text:c="13"/>**************************/</text:p>
      <text:p text:style-name="P1">/************************** Q-18):- Queue <text:s text:c="28"/>**************************/</text:p>
      <text:p text:style-name="P5"><text:span text:style-name="T1">/*******************************************************************************/</text:span></text:p>
      <text:p text:style-name="P5"><text:span text:style-name="T1"/></text:p>
      <text:p text:style-name="P2">-.-.-.-.-.-.-.-.-.-.-.-.-.-.-.-.-.-.-.-. Queue1/ Without OOPS/ Dynamically .-.-.-.-.-.-.-.-.-.-.-.-.-.-.-.-.-.-.-.-.-.</text:p>
      <text:p text:style-name="P2">#include&lt;iostream.h&gt;</text:p>
      <text:p text:style-name="P2">#include&lt;conio.h&gt;</text:p>
      <text:p text:style-name="P2">#include&lt;ctype.h&gt;</text:p>
      <text:p text:style-name="P2">////////////////////////////////////////////////////////////////////////////////////////////////////////////////////////////////////////////////</text:p>
      <text:p text:style-name="P2">struct node</text:p>
      <text:p text:style-name="P2">{</text:p>
      <text:p text:style-name="P2"><text:s/>int roll;</text:p>
      <text:p text:style-name="P2"><text:s/>node *next;</text:p>
      <text:p text:style-name="P2">};</text:p>
      <text:p text:style-name="P2">////////////////////////////////////////////////////////////////////////////////////////////////////////////////////////////////////////////////</text:p>
      <text:p text:style-name="P2">node *front=NULL, *rear=NULL;</text:p>
      <text:p text:style-name="P2">////////////////////////////////////////////////////////////////////////////////////////////////////////////////////////////////////////////////</text:p>
      <text:p text:style-name="P2">node *create_node()</text:p>
      <text:p text:style-name="P2">{</text:p>
      <text:p text:style-name="P2"><text:s/>node *nn;</text:p>
      <text:p text:style-name="P2"><text:s/>nn=NULL;</text:p>
      <text:p text:style-name="P2"><text:s/>nn=new node;</text:p>
      <text:p text:style-name="P2"><text:s/>if(nn)</text:p>
      <text:p text:style-name="P2"><text:s/>{</text:p>
      <text:p text:style-name="P2"><text:s/>cout&lt;&lt;"\nEnter Roll\t";</text:p>
      <text:p text:style-name="P2"><text:s/>cin&gt;&gt;nn-&gt;roll;</text:p>
      <text:p text:style-name="P2"><text:s/>nn-&gt;next=NULL;</text:p>
      <text:p text:style-name="P2"><text:s/>}</text:p>
      <text:p text:style-name="P2"><text:s/>return nn;</text:p>
      <text:p text:style-name="P2">}</text:p>
      <text:p text:style-name="P2">////////////////////////////////////////////////////////////////////////////////////////////////////////////////////////////////////////////////</text:p>
      <text:p text:style-name="P2">void insert()</text:p>
      <text:p text:style-name="P2">{</text:p>
      <text:p text:style-name="P2"><text:s/>node *nn;</text:p>
      <text:p text:style-name="P2"><text:s/>nn=create_node();</text:p>
      <text:p text:style-name="P2"><text:s/>if(nn)</text:p>
      <text:p text:style-name="P2"><text:s/>{</text:p>
      <text:p text:style-name="P2"><text:s text:c="2"/>if(front)</text:p>
      <text:p text:style-name="P2"><text:s text:c="2"/>{</text:p>
      <text:p text:style-name="P2"><text:s text:c="2"/>rear-&gt;next=nn;</text:p>
      <text:p text:style-name="P2"><text:s text:c="2"/>rear=nn;</text:p>
      <text:p text:style-name="P2"><text:s text:c="2"/>}</text:p>
      <text:p text:style-name="P2"><text:s text:c="2"/>else</text:p>
      <text:p text:style-name="P2"><text:s text:c="2"/>front=rear=nn;</text:p>
      <text:p text:style-name="P2"><text:s/>}</text:p>
      <text:p text:style-name="P2"><text:s/>else</text:p>
      <text:p text:style-name="P2"><text:s text:c="2"/>cout&lt;&lt;"Overflow";</text:p>
      <text:p text:style-name="P2">}</text:p>
      <text:p text:style-name="P2">////////////////////////////////////////////////////////////////////////////////////////////////////////////////////////////////////////////////</text:p>
      <text:p text:style-name="P2"><text:soft-page-break/>void del()</text:p>
      <text:p text:style-name="P2">{</text:p>
      <text:p text:style-name="P2"><text:s/>node *nn;</text:p>
      <text:p text:style-name="P2"><text:s/>nn=NULL;</text:p>
      <text:p text:style-name="P2"><text:s/>nn=new node;</text:p>
      <text:p text:style-name="P2"><text:s/>if(!front)</text:p>
      <text:p text:style-name="P2"><text:s text:c="2"/>cout&lt;&lt;"Underflow";</text:p>
      <text:p text:style-name="P2"><text:s/>else</text:p>
      <text:p text:style-name="P2"><text:s text:c="2"/>{</text:p>
      <text:p text:style-name="P2"><text:s text:c="2"/>nn=front;</text:p>
      <text:p text:style-name="P2"><text:s text:c="2"/>front=front-&gt;next;</text:p>
      <text:p text:style-name="P2"><text:s text:c="2"/>delete nn;</text:p>
      <text:p text:style-name="P2"><text:s text:c="2"/>}</text:p>
      <text:p text:style-name="P2">}</text:p>
      <text:p text:style-name="P2">////////////////////////////////////////////////////////////////////////////////////////////////////////////////////////////////////////////////</text:p>
      <text:p text:style-name="P2">void display()</text:p>
      <text:p text:style-name="P2">{</text:p>
      <text:p text:style-name="P2"><text:s/>node *nn;</text:p>
      <text:p text:style-name="P2"><text:s/>nn=NULL;</text:p>
      <text:p text:style-name="P2"><text:s/>nn=new node;</text:p>
      <text:p text:style-name="P2"/>
      <text:p text:style-name="P2"><text:s/>if(!front)</text:p>
      <text:p text:style-name="P2"><text:s text:c="5"/>cout&lt;&lt;"\nUnderflow";</text:p>
      <text:p text:style-name="P2"><text:s/>else</text:p>
      <text:p text:style-name="P2"><text:s text:c="5"/>{</text:p>
      <text:p text:style-name="P2"><text:s text:c="5"/>nn=front;</text:p>
      <text:p text:style-name="P2"><text:s text:c="5"/>while(nn)</text:p>
      <text:p text:style-name="P2"><text:s text:c="6"/>{</text:p>
      <text:p text:style-name="P2"><text:s text:c="6"/>cout&lt;&lt;"\nroll"&lt;&lt;nn-&gt;roll;</text:p>
      <text:p text:style-name="P2"><text:s text:c="6"/>nn=nn-&gt;next;</text:p>
      <text:p text:style-name="P2"><text:s text:c="6"/>}</text:p>
      <text:p text:style-name="P2"><text:s text:c="5"/>}</text:p>
      <text:p text:style-name="P2">}</text:p>
      <text:p text:style-name="P2">////////////////////////////////////////////////////////////////////////////////////////////////////////////////////////////////////////////////</text:p>
      <text:p text:style-name="P2"/>
      <text:p text:style-name="P2"/>
      <text:p text:style-name="P2"/>
      <text:p text:style-name="P2">//**********************************Void Main()**********************************//</text:p>
      <text:p text:style-name="P2">void main()</text:p>
      <text:p text:style-name="P2">{</text:p>
      <text:p text:style-name="P2">clrscr();</text:p>
      <text:p text:style-name="P2">int ch;</text:p>
      <text:p text:style-name="P2"/>
      <text:p text:style-name="P2">do</text:p>
      <text:p text:style-name="P2"><text:s/>{</text:p>
      <text:p text:style-name="P2"><text:s text:c="2"/>cout&lt;&lt;"\n\tMain Menu:"</text:p>
      <text:p text:style-name="P2"><text:s text:c="6"/>&lt;&lt;"\n1)\tINSERT"</text:p>
      <text:p text:style-name="P2"><text:s text:c="6"/>&lt;&lt;"\n2)\tDELETE"</text:p>
      <text:p text:style-name="P2"><text:s text:c="6"/>&lt;&lt;"\n3)\tDISPLAY";</text:p>
      <text:p text:style-name="P2"><text:s text:c="2"/>cout&lt;&lt;"\n\nEnter Choice\t";<text:tab/>cin&gt;&gt;ch;</text:p>
      <text:p text:style-name="P2"><text:s text:c="3"/>switch(ch)</text:p>
      <text:p text:style-name="P2"><text:s text:c="4"/>{</text:p>
      <text:p text:style-name="P2"><text:soft-page-break/><text:s text:c="4"/>case 1:</text:p>
      <text:p text:style-name="P2"><text:tab/>insert();</text:p>
      <text:p text:style-name="P2"><text:tab/>break;</text:p>
      <text:p text:style-name="P2"><text:s text:c="4"/>case 2:</text:p>
      <text:p text:style-name="P2"><text:tab/>del();</text:p>
      <text:p text:style-name="P2"><text:tab/>break;</text:p>
      <text:p text:style-name="P2"><text:s text:c="4"/>case 3:</text:p>
      <text:p text:style-name="P2"><text:tab/>display();</text:p>
      <text:p text:style-name="P2"><text:tab/>break;</text:p>
      <text:p text:style-name="P2"><text:s text:c="4"/>default:</text:p>
      <text:p text:style-name="P2"><text:tab/>cout&lt;&lt;"Invalid Choice";</text:p>
      <text:p text:style-name="P2"><text:s text:c="4"/>}</text:p>
      <text:p text:style-name="P2"><text:s text:c="2"/>cout&lt;&lt;"\nPress Y to continue:\t";</text:p>
      <text:p text:style-name="P2"><text:s/>}while(toupper(getche())=='Y');</text:p>
      <text:p text:style-name="P2">}</text:p>
      <text:p text:style-name="P2">////////////////////////////////////////////////////////////////////////////////////////////////////////////////////////////////////////////////</text:p>
      <text:p text:style-name="P2"/>
      <text:p text:style-name="P2"/>
      <text:p text:style-name="P2">//**********************************End Of Main*********************************//</text:p>
      <text:p text:style-name="P2">-.-.-.-.-.-.-.-.-.-.-.-.-.-.-.-.-.-.-.-.-. Queue2/ With OOPS/ Dynamically -.-.-.-.-.-.-.-.-.-.-.-.-.-.-.-.-.-.-.-.-.-.-</text:p>
      <text:p text:style-name="P2">#include&lt;iostream.h&gt;</text:p>
      <text:p text:style-name="P2">#include&lt;conio.h&gt;</text:p>
      <text:p text:style-name="P2">#include&lt;ctype.h&gt;</text:p>
      <text:p text:style-name="P2">////////////////////////////////////////////////////////////////////////////////////////////////////////////////////////////////////////////////</text:p>
      <text:p text:style-name="P2">struct node</text:p>
      <text:p text:style-name="P2">{</text:p>
      <text:p text:style-name="P2"><text:s/>int roll;</text:p>
      <text:p text:style-name="P2"><text:s/>node *next;</text:p>
      <text:p text:style-name="P2">};</text:p>
      <text:p text:style-name="P2">////////////////////////////////////////////////////////////////////////////////////////////////////////////////////////////////////////////////</text:p>
      <text:p text:style-name="P2">node *create_node()</text:p>
      <text:p text:style-name="P2">{</text:p>
      <text:p text:style-name="P2"><text:s/>node *nn;</text:p>
      <text:p text:style-name="P2"><text:s/>nn=NULL;</text:p>
      <text:p text:style-name="P2"><text:s/>nn=new node;</text:p>
      <text:p text:style-name="P2"><text:s/>if(nn)</text:p>
      <text:p text:style-name="P2"><text:s/>{</text:p>
      <text:p text:style-name="P2"><text:s/>cout&lt;&lt;"\nEnter Roll\t";</text:p>
      <text:p text:style-name="P2"><text:s/>cin&gt;&gt;nn-&gt;roll;</text:p>
      <text:p text:style-name="P2"><text:s/>nn-&gt;next=NULL;</text:p>
      <text:p text:style-name="P2"><text:s/>}</text:p>
      <text:p text:style-name="P2"><text:s/>return nn;</text:p>
      <text:p text:style-name="P2">}</text:p>
      <text:p text:style-name="P2">////////////////////////////////////////////////////////////////////////////////////////////////////////////////////////////////////////////////</text:p>
      <text:p text:style-name="P2">class queue</text:p>
      <text:p text:style-name="P2">{</text:p>
      <text:p text:style-name="P2">node *front,*rear;</text:p>
      <text:p text:style-name="P2">public:</text:p>
      <text:p text:style-name="P2">queue()</text:p>
      <text:p text:style-name="P2">{</text:p>
      <text:p text:style-name="P2"><text:s/>front=rear=NULL;</text:p>
      <text:p text:style-name="P2">}</text:p>
      <text:p text:style-name="P2"><text:soft-page-break/>//______________________________________________________________________________//</text:p>
      <text:p text:style-name="P2">~queue()</text:p>
      <text:p text:style-name="P2">{</text:p>
      <text:p text:style-name="P2"><text:s text:c="2"/>while(front)</text:p>
      <text:p text:style-name="P2"><text:s text:c="2"/>{</text:p>
      <text:p text:style-name="P2"><text:s text:c="2"/>del();</text:p>
      <text:p text:style-name="P2"><text:s text:c="2"/>}</text:p>
      <text:p text:style-name="P2">}</text:p>
      <text:p text:style-name="P2">//______________________________________________________________________________//</text:p>
      <text:p text:style-name="P2">void insert()</text:p>
      <text:p text:style-name="P2">{</text:p>
      <text:p text:style-name="P2"><text:s/>node *nn;</text:p>
      <text:p text:style-name="P2"><text:s/>nn=create_node();</text:p>
      <text:p text:style-name="P2"><text:s/>if(nn)</text:p>
      <text:p text:style-name="P2"><text:s/>{</text:p>
      <text:p text:style-name="P2"><text:s text:c="2"/>if(front)</text:p>
      <text:p text:style-name="P2"><text:s text:c="2"/>{</text:p>
      <text:p text:style-name="P2"><text:s text:c="2"/>rear-&gt;next=nn;</text:p>
      <text:p text:style-name="P2"><text:s text:c="2"/>rear=nn;</text:p>
      <text:p text:style-name="P2"><text:s text:c="2"/>}</text:p>
      <text:p text:style-name="P2"><text:s text:c="2"/>else</text:p>
      <text:p text:style-name="P2"><text:s text:c="2"/>front=rear=nn;</text:p>
      <text:p text:style-name="P2"><text:s/>}</text:p>
      <text:p text:style-name="P2"><text:s/>else</text:p>
      <text:p text:style-name="P2"><text:s text:c="2"/>cout&lt;&lt;"Overflow";</text:p>
      <text:p text:style-name="P2">}</text:p>
      <text:p text:style-name="P2">//______________________________________________________________________________//</text:p>
      <text:p text:style-name="P2">void del()</text:p>
      <text:p text:style-name="P2">{</text:p>
      <text:p text:style-name="P2"><text:s/>node *nn;</text:p>
      <text:p text:style-name="P2"><text:s/>nn=NULL;</text:p>
      <text:p text:style-name="P2"><text:s/>nn=new node;</text:p>
      <text:p text:style-name="P2"><text:s/>if(!front)</text:p>
      <text:p text:style-name="P2"><text:s text:c="2"/>cout&lt;&lt;"Underflow";</text:p>
      <text:p text:style-name="P2"><text:s/>else</text:p>
      <text:p text:style-name="P2"><text:s text:c="2"/>{</text:p>
      <text:p text:style-name="P2"><text:s text:c="2"/>nn=front;</text:p>
      <text:p text:style-name="P2"><text:s text:c="2"/>front=front-&gt;next;</text:p>
      <text:p text:style-name="P2"><text:s text:c="2"/>delete nn;</text:p>
      <text:p text:style-name="P2"><text:s text:c="2"/>}</text:p>
      <text:p text:style-name="P2">}</text:p>
      <text:p text:style-name="P2">//______________________________________________________________________________//</text:p>
      <text:p text:style-name="P2">void display()</text:p>
      <text:p text:style-name="P2">{</text:p>
      <text:p text:style-name="P2"><text:s/>node *nn;</text:p>
      <text:p text:style-name="P2"><text:s/>nn=NULL;</text:p>
      <text:p text:style-name="P2"><text:s/>nn=new node;</text:p>
      <text:p text:style-name="P2"/>
      <text:p text:style-name="P2"><text:s/></text:p>
      <text:p text:style-name="P2"/>
      <text:p text:style-name="P2">if(!front)</text:p>
      <text:p text:style-name="P2"><text:s text:c="5"/>cout&lt;&lt;"\nUnderflow";</text:p>
      <text:p text:style-name="P2"><text:soft-page-break/><text:s/>else</text:p>
      <text:p text:style-name="P2"><text:s text:c="5"/>{</text:p>
      <text:p text:style-name="P2"><text:s text:c="5"/>nn=front;</text:p>
      <text:p text:style-name="P2"><text:s text:c="5"/>while(nn)</text:p>
      <text:p text:style-name="P2"><text:s text:c="6"/>{</text:p>
      <text:p text:style-name="P2"><text:s text:c="6"/>cout&lt;&lt;"\nroll"&lt;&lt;nn-&gt;roll;</text:p>
      <text:p text:style-name="P2"><text:s text:c="6"/>nn=nn-&gt;next;</text:p>
      <text:p text:style-name="P2"><text:s text:c="6"/>}</text:p>
      <text:p text:style-name="P2"><text:s text:c="5"/>}</text:p>
      <text:p text:style-name="P2">}</text:p>
      <text:p text:style-name="P2">};</text:p>
      <text:p text:style-name="P2">////////////////////////////////////////////////////////////////////////////////////////////////////////////////////////////////////////////////</text:p>
      <text:p text:style-name="P2"/>
      <text:p text:style-name="P2"/>
      <text:p text:style-name="P2">//**********************************Void Main()**********************************//</text:p>
      <text:p text:style-name="P2">void main()</text:p>
      <text:p text:style-name="P2">{</text:p>
      <text:p text:style-name="P2">clrscr();</text:p>
      <text:p text:style-name="P2">int ch;</text:p>
      <text:p text:style-name="P2">queue q;</text:p>
      <text:p text:style-name="P2"/>
      <text:p text:style-name="P2">do</text:p>
      <text:p text:style-name="P2"><text:s/>{</text:p>
      <text:p text:style-name="P2"><text:s text:c="2"/>cout&lt;&lt;"\n\tMain Menu:"</text:p>
      <text:p text:style-name="P2"><text:s text:c="6"/>&lt;&lt;"\n1)\tINSERT"</text:p>
      <text:p text:style-name="P2"><text:s text:c="6"/>&lt;&lt;"\n2)\tDELETE"</text:p>
      <text:p text:style-name="P2"><text:s text:c="6"/>&lt;&lt;"\n3)\tDISPLAY";</text:p>
      <text:p text:style-name="P2"><text:s text:c="2"/>cout&lt;&lt;"\n\nEnter Choice\t";<text:tab/>cin&gt;&gt;ch;</text:p>
      <text:p text:style-name="P2"><text:s text:c="3"/>switch(ch)</text:p>
      <text:p text:style-name="P2"><text:s text:c="4"/>{</text:p>
      <text:p text:style-name="P2"><text:s text:c="4"/>case 1:</text:p>
      <text:p text:style-name="P2"><text:tab/>q.insert();</text:p>
      <text:p text:style-name="P2"><text:tab/>break;</text:p>
      <text:p text:style-name="P2"><text:s text:c="4"/>case 2:</text:p>
      <text:p text:style-name="P2"><text:tab/>q.del();</text:p>
      <text:p text:style-name="P2"><text:tab/>break;</text:p>
      <text:p text:style-name="P2"><text:s text:c="4"/>case 3:</text:p>
      <text:p text:style-name="P2"><text:tab/>q.display();</text:p>
      <text:p text:style-name="P2"><text:tab/>break;</text:p>
      <text:p text:style-name="P2"><text:s text:c="4"/>default:</text:p>
      <text:p text:style-name="P2"><text:tab/>cout&lt;&lt;"Invalid Choice";</text:p>
      <text:p text:style-name="P2"><text:s text:c="4"/>}</text:p>
      <text:p text:style-name="P2"><text:s text:c="2"/>cout&lt;&lt;"\nPress Y to continue:\t";</text:p>
      <text:p text:style-name="P2"><text:s/>}while(toupper(getche())=='Y');</text:p>
      <text:p text:style-name="P2">}</text:p>
      <text:p text:style-name="P2">//**********************************End Of Main*********************************//</text:p>
      <text:p text:style-name="P2"/>
      <text:p text:style-name="P2"/>
      <text:p text:style-name="P2">-.-.-.-.-.-.-.-.-.-.-.-.-.-.-.-.-.-.-.-.-. Queue3/ Without OOPS/ Statically -.-.-.-.-.-.-.-.-.-.-.-.-.-.-.-.-.-.-.-.-.-.-</text:p>
      <text:p text:style-name="P2">#include&lt;iostream.h&gt;</text:p>
      <text:p text:style-name="P2">#include&lt;conio.h&gt;</text:p>
      <text:p text:style-name="P2">#include&lt;ctype.h&gt;</text:p>
      <text:p text:style-name="P2"><text:soft-page-break/>////////////////////////////////////////////////////////////////////////////////////////////////////////////////////////////////////////////////</text:p>
      <text:p text:style-name="P2">const int N=50;</text:p>
      <text:p text:style-name="P2">////////////////////////////////////////////////////////////////////////////////////////////////////////////////////////////////////////////////</text:p>
      <text:p text:style-name="P2">struct student</text:p>
      <text:p text:style-name="P2">{</text:p>
      <text:p text:style-name="P2"><text:s/>int roll;</text:p>
      <text:p text:style-name="P2">};</text:p>
      <text:p text:style-name="P2">////////////////////////////////////////////////////////////////////////////////////////////////////////////////////////////////////////////////</text:p>
      <text:p text:style-name="P2">int front=-1, rear=-1;</text:p>
      <text:p text:style-name="P2">student Q[N];</text:p>
      <text:p text:style-name="P2">////////////////////////////////////////////////////////////////////////////////////////////////////////////////////////////////////////////////</text:p>
      <text:p text:style-name="P2">void insert()</text:p>
      <text:p text:style-name="P2">{</text:p>
      <text:p text:style-name="P2"><text:s/>if(rear==N-1)</text:p>
      <text:p text:style-name="P2"><text:tab/>cout&lt;&lt;"overflow";</text:p>
      <text:p text:style-name="P2"><text:s/>else</text:p>
      <text:p text:style-name="P2"><text:s/>{</text:p>
      <text:p text:style-name="P2"><text:s/>if(front==-1)</text:p>
      <text:p text:style-name="P2"><text:tab/>front=rear=0;</text:p>
      <text:p text:style-name="P2"><text:s/>else</text:p>
      <text:p text:style-name="P2"><text:tab/>rear++;</text:p>
      <text:p text:style-name="P2"><text:s/>cout&lt;&lt;"\nEnter Roll:\t";</text:p>
      <text:p text:style-name="P2"><text:s/>cin&gt;&gt;Q[rear].roll;</text:p>
      <text:p text:style-name="P2"><text:s/>}</text:p>
      <text:p text:style-name="P2">}</text:p>
      <text:p text:style-name="P2">////////////////////////////////////////////////////////////////////////////////////////////////////////////////////////////////////////////////</text:p>
      <text:p text:style-name="P2">void del()</text:p>
      <text:p text:style-name="P2">{</text:p>
      <text:p text:style-name="P2"><text:s/>if(front==-1)</text:p>
      <text:p text:style-name="P2"><text:tab/>cout&lt;&lt;"Underflow";</text:p>
      <text:p text:style-name="P2"><text:s/>else</text:p>
      <text:p text:style-name="P2"><text:s/>{</text:p>
      <text:p text:style-name="P2"><text:s/>if(rear==front)</text:p>
      <text:p text:style-name="P2"><text:tab/>rear=front=-1;</text:p>
      <text:p text:style-name="P2"><text:s/>else</text:p>
      <text:p text:style-name="P2"><text:s text:c="2"/>front++;</text:p>
      <text:p text:style-name="P2"><text:s/>}</text:p>
      <text:p text:style-name="P2">}</text:p>
      <text:p text:style-name="P2">////////////////////////////////////////////////////////////////////////////////////////////////////////////////////////////////////////////////</text:p>
      <text:p text:style-name="P2">void display()</text:p>
      <text:p text:style-name="P2">{</text:p>
      <text:p text:style-name="P2"><text:s/>if(front==-1)</text:p>
      <text:p text:style-name="P2"><text:s text:c="2"/>cout&lt;&lt;"Underflow";</text:p>
      <text:p text:style-name="P2"><text:s/>else</text:p>
      <text:p text:style-name="P2"><text:s/>{</text:p>
      <text:p text:style-name="P2"><text:s/>int i;</text:p>
      <text:p text:style-name="P2"><text:s/>for(i=front;i&lt;=rear;i++)</text:p>
      <text:p text:style-name="P2"><text:s text:c="2"/>{</text:p>
      <text:p text:style-name="P2"><text:s text:c="2"/>cout&lt;&lt;"\nRoll\t";</text:p>
      <text:p text:style-name="P2"><text:s text:c="2"/>cout&lt;&lt;Q[i].roll;</text:p>
      <text:p text:style-name="P2"><text:s text:c="2"/>}</text:p>
      <text:p text:style-name="P2"><text:s/>}</text:p>
      <text:p text:style-name="P2"><text:soft-page-break/>}</text:p>
      <text:p text:style-name="P2">////////////////////////////////////////////////////////////////////////////////////////////////////////////////////////////////////////////////</text:p>
      <text:p text:style-name="P2">//**********************************Void Main()**********************************//</text:p>
      <text:p text:style-name="P2">void main()</text:p>
      <text:p text:style-name="P2">{</text:p>
      <text:p text:style-name="P2">clrscr();</text:p>
      <text:p text:style-name="P2">int ch;</text:p>
      <text:p text:style-name="P2"/>
      <text:p text:style-name="P2">do</text:p>
      <text:p text:style-name="P2"><text:s/>{</text:p>
      <text:p text:style-name="P2"><text:s text:c="2"/>cout&lt;&lt;"\n\tMain Menu:"</text:p>
      <text:p text:style-name="P2"><text:s text:c="6"/>&lt;&lt;"\n1)\tINSERT"</text:p>
      <text:p text:style-name="P2"><text:s text:c="6"/>&lt;&lt;"\n2)\tDELETE"</text:p>
      <text:p text:style-name="P2"><text:s text:c="6"/>&lt;&lt;"\n3)\tDISPLAY";</text:p>
      <text:p text:style-name="P2"><text:s text:c="2"/>cout&lt;&lt;"\n\nEnter Choice\t";<text:tab/>cin&gt;&gt;ch;</text:p>
      <text:p text:style-name="P2"><text:s text:c="3"/>switch(ch)</text:p>
      <text:p text:style-name="P2"><text:s text:c="4"/>{</text:p>
      <text:p text:style-name="P2"><text:s text:c="4"/>case 1:</text:p>
      <text:p text:style-name="P2"><text:tab/>insert();</text:p>
      <text:p text:style-name="P2"><text:tab/>break;</text:p>
      <text:p text:style-name="P2"><text:s text:c="4"/>case 2:</text:p>
      <text:p text:style-name="P2"><text:tab/>del();</text:p>
      <text:p text:style-name="P2"><text:tab/>break;</text:p>
      <text:p text:style-name="P2"><text:s text:c="4"/>case 3:</text:p>
      <text:p text:style-name="P2"><text:tab/>display();</text:p>
      <text:p text:style-name="P2"><text:tab/>break;</text:p>
      <text:p text:style-name="P2"><text:s text:c="4"/>default:</text:p>
      <text:p text:style-name="P2"><text:tab/>cout&lt;&lt;"Invalid Choice";</text:p>
      <text:p text:style-name="P2"><text:s text:c="4"/>}</text:p>
      <text:p text:style-name="P2"><text:s text:c="2"/>cout&lt;&lt;"\nPress Y to continue:\t";</text:p>
      <text:p text:style-name="P2"><text:s/>}while(toupper(getche())=='Y');</text:p>
      <text:p text:style-name="P2">}</text:p>
      <text:p text:style-name="P2">//**********************************End Of Main*********************************//</text:p>
      <text:p text:style-name="P2">-.-.-.-.-.-.-.-.-.-.-.-.-.-.-.-.-.-.-.-.-.-. Queue4/ With OOPS/ Statically -.-.-.-.-.-.-.-.-.-.-.-.-.-.-.-.-.-.-.-.-.-.-.-</text:p>
      <text:p text:style-name="P2">#include&lt;iostream.h&gt;</text:p>
      <text:p text:style-name="P2">#include&lt;conio.h&gt;</text:p>
      <text:p text:style-name="P2">#include&lt;ctype.h&gt;</text:p>
      <text:p text:style-name="P2">////////////////////////////////////////////////////////////////////////////////////////////////////////////////////////////////////////////////</text:p>
      <text:p text:style-name="P2">const int N=50;</text:p>
      <text:p text:style-name="P2">////////////////////////////////////////////////////////////////////////////////////////////////////////////////////////////////////////////////</text:p>
      <text:p text:style-name="P2">struct student</text:p>
      <text:p text:style-name="P2">{</text:p>
      <text:p text:style-name="P2"><text:s/>int roll;</text:p>
      <text:p text:style-name="P2">};</text:p>
      <text:p text:style-name="P2">////////////////////////////////////////////////////////////////////////////////////////////////////////////////////////////////////////////////</text:p>
      <text:p text:style-name="P2">class queue</text:p>
      <text:p text:style-name="P2">{</text:p>
      <text:p text:style-name="P2">int front, rear;</text:p>
      <text:p text:style-name="P2">student Q[N];</text:p>
      <text:p text:style-name="P2"/>
      <text:p text:style-name="P2">public:</text:p>
      <text:p text:style-name="P2"/>
      <text:p text:style-name="P2"><text:soft-page-break/>//______________________________________________________________________________//</text:p>
      <text:p text:style-name="P2">queue()</text:p>
      <text:p text:style-name="P2">{</text:p>
      <text:p text:style-name="P2">front=rear=-1;</text:p>
      <text:p text:style-name="P2">}</text:p>
      <text:p text:style-name="P2">//______________________________________________________________________________//</text:p>
      <text:p text:style-name="P2">~queue()</text:p>
      <text:p text:style-name="P2">{</text:p>
      <text:p text:style-name="P2">front=rear=-1;</text:p>
      <text:p text:style-name="P2">}</text:p>
      <text:p text:style-name="P2">//______________________________________________________________________________//</text:p>
      <text:p text:style-name="P2">void insert()</text:p>
      <text:p text:style-name="P2">{</text:p>
      <text:p text:style-name="P2"><text:s/>if(rear==N-1)</text:p>
      <text:p text:style-name="P2"><text:tab/>cout&lt;&lt;"overflow";</text:p>
      <text:p text:style-name="P2"><text:s/>else</text:p>
      <text:p text:style-name="P2"><text:s/>{</text:p>
      <text:p text:style-name="P2"><text:s/>if(front==-1)</text:p>
      <text:p text:style-name="P2"><text:tab/>front=rear=0;</text:p>
      <text:p text:style-name="P2"><text:s/>else</text:p>
      <text:p text:style-name="P2"><text:tab/>rear++;</text:p>
      <text:p text:style-name="P2"><text:s/>cout&lt;&lt;"\nEnter Roll:\t";</text:p>
      <text:p text:style-name="P2"><text:s/>cin&gt;&gt;Q[rear].roll;</text:p>
      <text:p text:style-name="P2"><text:s/>}</text:p>
      <text:p text:style-name="P2">}</text:p>
      <text:p text:style-name="P2">//______________________________________________________________________________//</text:p>
      <text:p text:style-name="P2">void del()</text:p>
      <text:p text:style-name="P2">{</text:p>
      <text:p text:style-name="P2"><text:s/>if(front==-1)</text:p>
      <text:p text:style-name="P2"><text:tab/>cout&lt;&lt;"Underflow";</text:p>
      <text:p text:style-name="P2"><text:s/>else</text:p>
      <text:p text:style-name="P2"><text:s/>{</text:p>
      <text:p text:style-name="P2"><text:s/>if(rear==front)</text:p>
      <text:p text:style-name="P2"><text:tab/>rear=front=-1;</text:p>
      <text:p text:style-name="P2"><text:s/>else</text:p>
      <text:p text:style-name="P2"><text:s text:c="2"/>front++;</text:p>
      <text:p text:style-name="P2"><text:s/>}</text:p>
      <text:p text:style-name="P2">}</text:p>
      <text:p text:style-name="P2">//______________________________________________________________________________//</text:p>
      <text:p text:style-name="P2">void display()</text:p>
      <text:p text:style-name="P2">{</text:p>
      <text:p text:style-name="P2"><text:s/>if(front==-1)</text:p>
      <text:p text:style-name="P2"><text:s text:c="2"/>cout&lt;&lt;"Underflow";</text:p>
      <text:p text:style-name="P2"><text:s/>else</text:p>
      <text:p text:style-name="P2"><text:s/>{</text:p>
      <text:p text:style-name="P2"><text:s/>int i;</text:p>
      <text:p text:style-name="P2"><text:s/>for(i=front;i&lt;=rear;i++)</text:p>
      <text:p text:style-name="P2"><text:s text:c="2"/>{</text:p>
      <text:p text:style-name="P2"><text:s text:c="2"/>cout&lt;&lt;"\nRoll\t";</text:p>
      <text:p text:style-name="P2"><text:s text:c="2"/>cout&lt;&lt;Q[i].roll;</text:p>
      <text:p text:style-name="P2"><text:s text:c="2"/>}</text:p>
      <text:p text:style-name="P2"><text:s/>}</text:p>
      <text:p text:style-name="P2"><text:soft-page-break/>}</text:p>
      <text:p text:style-name="P2">};</text:p>
      <text:p text:style-name="P2">////////////////////////////////////////////////////////////////////////////////////////////////////////////////////////////////////////////////</text:p>
      <text:p text:style-name="P2"/>
      <text:p text:style-name="P2">//**********************************Void Main()**********************************//</text:p>
      <text:p text:style-name="P2">void main()</text:p>
      <text:p text:style-name="P2">{</text:p>
      <text:p text:style-name="P2">clrscr();</text:p>
      <text:p text:style-name="P2">int ch;</text:p>
      <text:p text:style-name="P2">queue q;</text:p>
      <text:p text:style-name="P2">do</text:p>
      <text:p text:style-name="P2"><text:s/>{</text:p>
      <text:p text:style-name="P2"><text:s text:c="2"/>cout&lt;&lt;"\n\tMain Menu:"</text:p>
      <text:p text:style-name="P2"><text:s text:c="6"/>&lt;&lt;"\n1)\tINSERT"</text:p>
      <text:p text:style-name="P2"><text:s text:c="6"/>&lt;&lt;"\n2)\tDELETE"</text:p>
      <text:p text:style-name="P2"><text:s text:c="6"/>&lt;&lt;"\n3)\tDISPLAY";</text:p>
      <text:p text:style-name="P2"><text:s text:c="2"/>cout&lt;&lt;"\n\nEnter Choice\t";<text:tab/>cin&gt;&gt;ch;</text:p>
      <text:p text:style-name="P2"><text:s text:c="3"/>switch(ch)</text:p>
      <text:p text:style-name="P2"><text:s text:c="4"/>{</text:p>
      <text:p text:style-name="P2"><text:s text:c="4"/>case 1:</text:p>
      <text:p text:style-name="P2"><text:tab/>q.insert();</text:p>
      <text:p text:style-name="P2"><text:tab/>break;</text:p>
      <text:p text:style-name="P2"><text:s text:c="4"/>case 2:</text:p>
      <text:p text:style-name="P2"><text:tab/>q.del();</text:p>
      <text:p text:style-name="P2"><text:tab/>break;</text:p>
      <text:p text:style-name="P2"><text:s text:c="4"/>case 3:</text:p>
      <text:p text:style-name="P2"><text:tab/>q.display();</text:p>
      <text:p text:style-name="P2"><text:tab/>break;</text:p>
      <text:p text:style-name="P2"><text:s text:c="4"/>default:</text:p>
      <text:p text:style-name="P2"><text:tab/>cout&lt;&lt;"Invalid Choice";</text:p>
      <text:p text:style-name="P2"><text:s text:c="4"/>}</text:p>
      <text:p text:style-name="P2"><text:s text:c="2"/>cout&lt;&lt;"\nPress Y to continue:\t";</text:p>
      <text:p text:style-name="P2"><text:s/>}while(toupper(getche())=='Y');</text:p>
      <text:p text:style-name="P2">}</text:p>
      <text:p text:style-name="P2">//**********************************End Of Main*********************************//</text:p>
      <text:p text:style-name="P2">.-.-.-.-.-.-.-.-.-.-.-.-.-.-.-.-.-.-.-.-.-.-.-.-.-.-.-.-.-.-.-.-.-.-.-.-.-.-.-.-.-.-.-.-.-.-.-.-.-.-.-.-.-.-.-.-.-.-.-.-.-.-.-.-.-.-.-.-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please turn over..</text:p>
      <text:p text:style-name="P3"><text:soft-page-break/>OUTPUT</text:p>
      <text:p text:style-name="P3">(COMMON FOR ALL)</text:p>
      <text:p text:style-name="P3"><draw:frame draw:style-name="fr1" draw:name="graphics1" text:anchor-type="paragraph" svg:x="5.311cm" svg:y="0.37cm" svg:width="6.376cm" svg:height="8.678cm" draw:z-index="0"><draw:image xlink:href="Pictures/20000007000018E9000021E7EB448E04.svm" xlink:type="simple" xlink:show="embed" xlink:actuate="onLoad"/></draw:frame></text:p>
      <text:p text:style-name="P3"/>
      <text:p text:style-name="P3"><draw:frame draw:style-name="fr1" draw:name="graphics3" text:anchor-type="paragraph" svg:x="5.468cm" svg:y="0.45cm" svg:width="6.234cm" svg:height="8.521cm" draw:z-index="2"><draw:image xlink:href="Pictures/20000007000017AC0000214953EBC53A.svm" xlink:type="simple" xlink:show="embed" xlink:actuate="onLoad"/></draw:frame></text:p>
      <text:p text:style-name="P3"/>
      <text:p text:style-name="P3"><draw:frame draw:style-name="fr1" draw:name="graphics2" text:anchor-type="paragraph" svg:x="5.276cm" svg:y="0.355cm" svg:width="6.339cm" svg:height="8.128cm" draw:z-index="1"><draw:image xlink:href="Pictures/20000007000017AC0000214953EBC53A.svm" xlink:type="simple" xlink:show="embed" xlink:actuate="onLoad"/></draw:frame><text:soft-page-break/></text:p>
      <text:p text:style-name="P3"><draw:frame draw:style-name="fr2" draw:name="graphics4" text:anchor-type="paragraph" svg:width="6.258cm" svg:height="7.401cm" draw:z-index="3"><draw:image xlink:href="Pictures/20000007000017AC00001F37836C0172.svm" xlink:type="simple" xlink:show="embed" xlink:actuate="onLoad"/></draw:frame><draw:frame draw:style-name="fr1" draw:name="graphics5" text:anchor-type="paragraph" svg:x="5.369cm" svg:y="2.917cm" svg:width="6.258cm" svg:height="8.493cm" draw:z-index="4"><draw:image xlink:href="Pictures/20000007000018B50000212ED25D00C1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52S</meta:editing-duration>
    <meta:editing-cycles>41</meta:editing-cycles>
    <meta:generator>OpenOffice/4.0.0$Win32 OpenOffice.org_project/400m3$Build-9702</meta:generator>
    <dc:date>2014-11-30T20:03:22.85</dc:date>
    <dc:creator>Divesh </dc:creator>
    <meta:document-statistic meta:table-count="0" meta:image-count="5" meta:object-count="0" meta:page-count="11" meta:paragraph-count="436" meta:word-count="602" meta:character-count="9987"/>
    <meta:user-defined meta:name="Info 1"/>
    <meta:user-defined meta:name="Info 2"/>
    <meta:user-defined meta:name="Info 3"/>
    <meta:user-defined meta:name="Info 4"/>
  </office:meta>
</office:document-meta>
</file>